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 style:use-optimal-column-width="true"/>
    </style:style>
    <style:style style:name="co3" style:family="table-column">
      <style:table-column-properties fo:break-before="auto" style:column-width="1.190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cker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Locker_ID</text:p>
          </table:table-cell>
          <table:table-cell office:value-type="string" table:style-name="ce2">
            <text:p>PackageType</text:p>
          </table:table-cell>
          <table:table-cell office:value-type="string" table:style-name="ce2">
            <text:p>St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2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2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2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2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2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2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2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2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5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9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5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9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2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5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9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5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9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2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2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7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8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9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2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7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8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9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2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number-rows-repeated="1048355" table:style-name="ro1">
          <table:table-cell table:number-columns-repeated="16384"/>
        </table:table-row>
      </table:table>
      <table:database-ranges>
        <table:database-range table:target-range-address="lockers.A1:lockers.C22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osé Manuel Domínguez</meta:initial-creator>
    <dc:creator>José Manuel</dc:creator>
    <meta:creation-date>2022-04-07T20:12:02Z</meta:creation-date>
    <dc:date>2022-05-23T16:03:56Z</dc:date>
  </office:meta>
</office:document-meta>
</file>